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cm" table:align="margins"/>
    </style:style>
    <style:style style:name="Tabella1.A" style:family="table-column">
      <style:table-column-properties style:column-width="5.5cm" style:rel-column-width="32767*"/>
    </style:style>
    <style:style style:name="Tabella1.B" style:family="table-column">
      <style:table-column-properties style:column-width="5.5cm" style:rel-column-width="32768*"/>
    </style:style>
    <style:style style:name="Tabella1.A1" style:family="table-cell">
      <style:table-cell-properties fo:padding="0cm" fo:border="none"/>
    </style:style>
    <style:style style:name="Tabella1.3" style:family="table-row">
      <style:table-row-properties style:row-height="7.5cm"/>
    </style:style>
    <style:style style:name="Tabella1.4" style:family="table-row">
      <style:table-row-properties style:row-height="2cm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2b63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0c54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005f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8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330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616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330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c7c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T1" style:family="text">
      <style:text-properties officeooo:rsid="002616b2"/>
    </style:style>
    <style:style style:name="T2" style:family="text">
      <style:text-properties officeooo:rsid="00298c6b"/>
    </style:style>
    <style:style style:name="T3" style:family="text">
      <style:text-properties officeooo:rsid="002a7a8f"/>
    </style:style>
    <style:style style:name="T4" style:family="text">
      <style:text-properties officeooo:rsid="002d330b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d330b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1"><text:placeholder text:placeholder-type="text">&lt;for each="q, line in get_objects(o)"&gt;</text:placeholder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2"><text:placeholder text:placeholder-type="text">&lt;for each="i in range(0, q)"&gt;</text:placeholder></text:p>
          </table:table-cell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5"><text:placeholder text:placeholder-type="text">&lt;setLang(o.partner_id.lang or 'it_IT')&gt;</text:placeholder><text:line-break/><text:span text:style-name="T4">Codice: </text:span><text:span text:style-name="T5"><text:placeholder text:placeholder-type="text">&lt;line.product_id.default_code&gt;</text:placeholder></text:span></text:p>
            <text:p text:style-name="P5"><text:span text:style-name="T4">Descrizione:</text:span></text:p>
            <text:p text:style-name="P5"><text:span text:style-name="T5"><text:placeholder text:placeholder-type="text">&lt;line.product_id.name.split("] ")[-1]&gt;</text:placeholder></text:span></text:p>
            <text:p text:style-name="P5"><text:span text:style-name="T4">Colore:</text:span><text:span text:style-name="T4"><text:placeholder text:placeholder-type="text">&lt;line.product_id.colour&gt;</text:placeholder></text:span></text:p>
            <text:p text:style-name="P6"><text:span text:style-name="T4">Scat.: </text:span><text:placeholder text:placeholder-type="text">&lt;(line.product_id.forced_colls or 1) if line.product_id.force_coll else (int(line.product_id.colls) or 1)&gt;</text:placeholder><text:span text:style-name="T1">Q x pack: </text:span><text:span text:style-name="T1"><text:placeholder text:placeholder-type="text">&lt;int(line.product_id.q_x_pack) if line.product_id.q_x_pack &gt;= 1 else 1&gt;</text:placeholder></text:span></text:p>
          </table:table-cell>
          <table:covered-table-cell/>
        </table:table-row>
        <text:soft-page-break/>
        <table:table-row table:style-name="Tabella1.4">
          <table:table-cell table:style-name="Tabella1.A1" office:value-type="string">
            <text:p text:style-name="P7"><draw:frame draw:style-name="fr1" draw:name="image: barcode(line.product_id.ean13,'ean13')" text:anchor-type="as-char" style:rel-width="scale" svg:height="1.921cm" style:rel-height="96%" draw:z-index="0"><draw:text-box fo:min-width="1.921cm"><text:p text:style-name="P9"/></draw:text-box></draw:frame></text:p>
            <text:p text:style-name="P5"/>
          </table:table-cell>
          <table:table-cell table:style-name="Tabella1.A1" office:value-type="string">
            <text:p text:style-name="P8"><text:span text:style-name="T3"><text:placeholder text:placeholder-type="text">&lt;formatLang(line.order_id.date_order, date_time=True)[:10]&gt;</text:placeholder></text:span></text:p>
          </table:table-cell>
        </table:table-row>
        <table:table-row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cm" fo:page-height="9.999cm" style:num-format="1" style:print-orientation="portrait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21T09:37:54.704020158</dc:date>
    <meta:editing-duration>P5DT4H7M28S</meta:editing-duration>
    <meta:editing-cycles>378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11" meta:word-count="42" meta:character-count="491" meta:non-whitespace-character-count="459"/>
    <meta:user-defined meta:name="Info 1"/>
    <meta:user-defined meta:name="Info 2"/>
    <meta:user-defined meta:name="Info 3"/>
    <meta:user-defined meta:name="Info 4"/>
  </office:meta>
</office:document-meta>
</file>